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estUtilsTests.deleteWithoutWhereCl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TestUtilsTests.deleteWithWhereCl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TestUtilsTests.deleteWithWhereClauseAnd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